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align="start" style:justify-single-word="false" fo:text-indent="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align="start" style:justify-single-word="false" fo:text-indent="0.714cm" style:auto-text-indent="false"/>
      <style:text-properties fo:font-size="16pt" style:font-size-asian="16pt" style:font-size-complex="16pt"/>
    </style:style>
    <style:style style:name="P8" style:family="paragraph" style:parent-style-name="Heading_20_2">
      <style:text-properties fo:font-size="16pt" style:font-size-asian="16pt" style:font-size-complex="16pt"/>
    </style:style>
    <style:style style:name="P9" style:family="paragraph" style:parent-style-name="Heading_20_3"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0cm" fo:margin-right="0cm" fo:text-indent="0.741cm" style:auto-text-indent="false"/>
      <style:text-properties fo:font-size="16pt" officeooo:rsid="000b7056" officeooo:paragraph-rsid="000b7056" style:font-name-asian="宋体1" style:font-size-asian="16pt" style:font-size-complex="16pt"/>
    </style:style>
    <style:style style:name="P11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2" style:family="paragraph" style:parent-style-name="Text_20_body">
      <style:paragraph-properties fo:margin-left="0cm" fo:margin-right="0cm" fo:text-align="start" style:justify-single-word="false" fo:text-indent="0.714cm" style:auto-text-indent="false"/>
      <style:text-properties fo:color="#ff0000" fo:font-size="16pt" style:font-name-asian="宋体1" style:font-size-asian="16pt" style:font-weight-asian="bold" style:font-size-complex="16pt"/>
    </style:style>
    <style:style style:name="P13" style:family="paragraph" style:parent-style-name="Text_20_body">
      <style:paragraph-properties fo:margin-left="1.455cm" fo:margin-right="0cm" fo:text-indent="-0.741cm" style:auto-text-indent="false"/>
      <style:text-properties fo:font-size="16pt" officeooo:paragraph-rsid="000debae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officeooo:rsid="000bdc10" style:font-name-asian="宋体1" style:language-asian="zh" style:country-asian="CN" style:font-weight-asian="bold"/>
    </style:style>
    <style:style style:name="T4" style:family="text">
      <style:text-properties officeooo:rsid="000c8400" style:font-name-asian="宋体1" style:language-asian="zh" style:country-asian="CN" style:font-weight-asian="bold"/>
    </style:style>
    <style:style style:name="T5" style:family="text">
      <style:text-properties fo:font-weight="bold"/>
    </style:style>
    <style:style style:name="T6" style:family="text">
      <style:text-properties style:font-name="Calibri"/>
    </style:style>
    <style:style style:name="T7" style:family="text">
      <style:text-properties style:font-name="Calibri" fo:font-weight="bold"/>
    </style:style>
    <style:style style:name="T8" style:family="text">
      <style:text-properties style:font-name="Wingdings"/>
    </style:style>
    <style:style style:name="T9" style:family="text">
      <style:text-properties style:font-name="Wingdings" style:font-name-asian="宋体1"/>
    </style:style>
    <style:style style:name="T10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5">4. DTD</text:span><text:span text:style-name="T2">属性定义</text:span></text:h>
      <text:h text:style-name="P9" text:outline-level="3"><text:span text:style-name="T5">1</text:span><text:span text:style-name="T2">　属性定义的格式</text:span></text:h>
      <text:p text:style-name="P2"><text:span text:style-name="T1">　　</text:span>Attribute List</text:p>
      <text:p text:style-name="P3">&lt;!ATTLIST <text:span text:style-name="T1">元素名</text:span></text:p>
      <text:p text:style-name="P2"><text:tab/><text:tab/><text:span text:style-name="T1">　　属性名</text:span>1 <text:span text:style-name="T1">属性类型 设置说明</text:span></text:p>
      <text:p text:style-name="P2"><text:tab/><text:tab/><text:span text:style-name="T1">　　属性名</text:span>2 <text:span text:style-name="T1">属性类型 设置说明</text:span></text:p>
      <text:p text:style-name="P2"><text:span text:style-name="T6"><text:tab/><text:tab/></text:span><text:span text:style-name="T1">　　</text:span><text:span text:style-name="T6">...&gt;</text:span></text:p>
      <text:p text:style-name="P3"><text:span text:style-name="T10">&lt;!ATTLIST student number CDATA <text:s/>#REQUIRED&gt;</text:span><text:span text:style-name="T1">表示</text:span><text:span text:style-name="T6">student</text:span><text:span text:style-name="T1">元素的</text:span><text:span text:style-name="T6">number</text:span><text:span text:style-name="T1">为属性名，</text:span><text:span text:style-name="T6">CDATA</text:span><text:span text:style-name="T1">文本类型，这个属性是必须的。</text:span></text:p>
      <text:p text:style-name="P3"><text:span text:style-name="T1">最常见的属性类型：</text:span>CDATA<text:span text:style-name="T1">，表示文本类型；</text:span></text:p>
      <text:p text:style-name="P3"><text:span text:style-name="T1">最常见的设置说明</text:span>1<text:span text:style-name="T1">：</text:span><text:span text:style-name="T6">#REQUIRED</text:span><text:span text:style-name="T1">，表示属性是必须的。</text:span></text:p>
      <text:p text:style-name="P3"><text:span text:style-name="T1">最常见的设置说明</text:span>2<text:span text:style-name="T1">：</text:span><text:span text:style-name="T6">#IMPLIED</text:span><text:span text:style-name="T1">，表示属性是可选的。</text:span></text:p>
      <text:p text:style-name="P13"><text:span text:style-name="T1">ID：属性值必须是唯一的，并且属性值不能以数字开头；</text:span></text:p>
      <text:h text:style-name="P9" text:outline-level="3"><text:span text:style-name="T5">2</text:span><text:span text:style-name="T2">　属性类型</text:span></text:h>
      <text:p text:style-name="P5"><text:span text:style-name="T8">l</text:span>CDATA<text:span text:style-name="T1">：属性值为任意文本数据；</text:span></text:p>
      <text:p text:style-name="P5"><text:span text:style-name="T8">l</text:span>Enumerated<text:span text:style-name="T1">：属性值必须是枚举列表中的一个；</text:span></text:p>
      <text:p text:style-name="P5"><text:span text:style-name="T8">l</text:span>ID<text:span text:style-name="T1">：属性值必须是唯一的，并且属性值不能以数字开头；</text:span></text:p>
      <text:h text:style-name="P9" text:outline-level="3"><text:span text:style-name="T5">3</text:span><text:span text:style-name="T2">　</text:span><text:span text:style-name="T7">CDATA</text:span><text:span text:style-name="T2">属性类型</text:span></text:h>
      <text:p text:style-name="P6">CDATA<text:span text:style-name="T1">，即</text:span><text:span text:style-name="T6">Character Data</text:span><text:span text:style-name="T1">（字符数据）。表示属性的类型为字符类型！</text:span></text:p>
      <text:p text:style-name="P6">&lt;!ATTLIST student number CDATA #REQUIRED&gt;<text:span text:style-name="T1">表示</text:span><text:span text:style-name="T6">student</text:span><text:span text:style-name="T1">元素的</text:span><text:span text:style-name="T6">number</text:span><text:span text:style-name="T1">属性是字符数据类型，并且是必须属性。</text:span></text:p>
      <text:p text:style-name="P6">&lt;student number=”czbk_1001”&gt;</text:p>
      <text:h text:style-name="P9" text:outline-level="3"><text:span text:style-name="T5">4</text:span><text:span text:style-name="T2">　</text:span><text:span text:style-name="T7">Enumerated</text:span><text:span text:style-name="T2">属性类型 </text:span><text:span text:style-name="T3">不用</text:span><text:span text:style-name="T4">写</text:span><text:span text:style-name="T3">出来直接用就可以</text:span></text:h>
      <text:p text:style-name="P3">Enumerated<text:span text:style-name="T1">不是关键字，定义枚举类型的属性需要给出枚举列表。当属性值为枚举类型时，那么这个属性的取值必须是枚举列表中的一个值。</text:span></text:p>
      <text:p text:style-name="P10">&lt;!ATTLIST student gender (男|女) #REQUIRED&gt;</text:p>
      <text:p text:style-name="P4"><text:soft-page-break/><text:span text:style-name="T6">&lt;!ATTLIST student sex (male | female) #IMPLIED&gt; </text:span><text:span text:style-name="T1">表示</text:span>student<text:span text:style-name="T1">的</text:span><text:span text:style-name="T6">sex</text:span><text:span text:style-name="T1">属性取值必须是</text:span><text:span text:style-name="T6">male</text:span><text:span text:style-name="T1">或者是</text:span><text:span text:style-name="T6">female</text:span><text:span text:style-name="T1">。并且这个属性是可选的。</text:span></text:p>
      <text:h text:style-name="P9" text:outline-level="3"><text:span text:style-name="T5">5</text:span><text:span text:style-name="T2">　</text:span><text:span text:style-name="T7">ID</text:span><text:span text:style-name="T2">属性类型</text:span></text:h>
      <text:p text:style-name="P2"><text:span text:style-name="T1">　　一个元素最多只能有一个</text:span>ID <text:span text:style-name="T1">属性，</text:span><text:span text:style-name="T6">ID</text:span><text:span text:style-name="T1">属性用来表示元素唯一性的唯一标识。</text:span><text:span text:style-name="T6">ID</text:span><text:span text:style-name="T1">属性就相当与元素的身份证号，必须是唯一标识！</text:span></text:p>
      <text:p text:style-name="P3"><text:span text:style-name="T1">如果把</text:span>student<text:span text:style-name="T1">元素的</text:span><text:span text:style-name="T6">number</text:span><text:span text:style-name="T1">属性设定为</text:span><text:span text:style-name="T6">ID</text:span><text:span text:style-name="T1">类型，那么每个</text:span><text:span text:style-name="T6">student</text:span><text:span text:style-name="T1">元素的</text:span><text:span text:style-name="T6">number</text:span><text:span text:style-name="T1">属性值必须是唯一的，并且</text:span><text:span text:style-name="T6">ID</text:span><text:span text:style-name="T1">类型的属性值不能以数字开头。</text:span></text:p>
      <text:p text:style-name="P4"><text:span text:style-name="T6">&lt;!ATTLIST student number </text:span>ID <text:span text:style-name="T6">#REQUIRED&gt; </text:span><text:span text:style-name="T1">表示</text:span>student<text:span text:style-name="T1">的</text:span><text:span text:style-name="T6">number</text:span><text:span text:style-name="T1">属性值是</text:span><text:span text:style-name="T6">ID</text:span><text:span text:style-name="T1">类型，这说明</text:span><text:span text:style-name="T6">student</text:span><text:span text:style-name="T1">元素的</text:span><text:span text:style-name="T6">number</text:span><text:span text:style-name="T1">属性值必须是唯一的，不能和其他</text:span><text:span text:style-name="T6">student</text:span><text:span text:style-name="T1">的</text:span><text:span text:style-name="T6">number</text:span><text:span text:style-name="T1">属性值相同。</text:span></text:p>
      <text:p text:style-name="P4">&lt;student number=”czbk_1001”/&gt;</text:p>
      <text:p text:style-name="P4">&lt;student number=”czbk_1002”/&gt;</text:p>
      <text:p text:style-name="P12">注意：不能以数字开头。</text:p>
      <text:p text:style-name="P7"><text:span text:style-name="T1">如果</text:span>&lt;a&gt;<text:span text:style-name="T1">元素有一个</text:span><text:span text:style-name="T6">ID</text:span><text:span text:style-name="T1">属性</text:span><text:span text:style-name="T6">a</text:span></text:p>
      <text:p text:style-name="P7"><text:span text:style-name="T1">如果</text:span>&lt;b&gt;<text:span text:style-name="T1">元素有一个</text:span><text:span text:style-name="T6">ID</text:span><text:span text:style-name="T1">属性</text:span><text:span text:style-name="T6">b</text:span></text:p>
      <text:p text:style-name="P7">&lt;a a=”abc”/&gt;</text:p>
      <text:p text:style-name="P7">&lt;b b=”abc”/&gt;</text:p>
      <text:p text:style-name="P7"><text:span text:style-name="T1">上面也是错误的，因为</text:span>ID<text:span text:style-name="T1">属性的值是不可以相同的。</text:span></text:p>
      <text:h text:style-name="P9" text:outline-level="3"><text:span text:style-name="T5">6</text:span><text:span text:style-name="T2">　设置说明</text:span></text:h>
      <text:p text:style-name="P5"><text:span text:style-name="T8">l</text:span>#REQUIRED<text:span text:style-name="T1">：表示属性是必须的；</text:span></text:p>
      <text:p text:style-name="P5"><text:span text:style-name="T8">l</text:span>#IMPLIED<text:span text:style-name="T1">：表示属性是可选的，即这个属性可以不给出；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32S</meta:editing-duration>
    <meta:editing-cycles>8</meta:editing-cycles>
    <meta:generator>LibreOffice/5.3.0.3$Windows_X86_64 LibreOffice_project/7074905676c47b82bbcfbea1aeefc84afe1c50e1</meta:generator>
    <dc:date>2018-03-06T19:43:58.819000000</dc:date>
    <meta:document-statistic meta:table-count="0" meta:image-count="0" meta:object-count="0" meta:page-count="2" meta:paragraph-count="39" meta:word-count="674" meta:character-count="1213" meta:non-whitespace-character-count="1151"/>
    <meta:user-defined meta:name="Info 1"/>
    <meta:user-defined meta:name="Info 2"/>
    <meta:user-defined meta:name="Info 3"/>
    <meta:user-defined meta:name="Info 4"/>
  </office:meta>
</office:document-meta>
</file>